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F00000019DF769DA960B2B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f030" style:font-size-asian="12pt" style:font-size-complex="12pt"/>
    </style:style>
    <style:style style:name="T4" style:family="text">
      <style:text-properties fo:font-size="12pt" fo:font-weight="bold" style:font-size-asian="12pt" style:font-size-complex="12pt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tyle="italic"/>
    </style:style>
    <style:style style:name="T7" style:family="text">
      <style:text-properties officeooo:rsid="000df030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eneral idea is that flow-induced stresses deform the object, and the deformed object then interacts hydrodynamically with nearby boundaries, which in turn alters the object’s motion.</text:p>
      <text:p text:style-name="P1"/>
      <text:p text:style-name="P1">This paper used the mobility and resistance matrices to relate the particle’s translational velocity and rate of rotation to the forces and torques acting on it.</text:p>
      <text:p text:style-name="P1"/>
      <text:p text:style-name="Standard"><text:span text:style-name="T11">Euler's critical load</text:span><text:span text:style-name="T10"> or </text:span><text:span text:style-name="T11">Euler's buckling load</text:span><text:span text:style-name="T10"> is the compressive </text:span><text:a xlink:type="simple" xlink:href="https://en.wikipedia.org/wiki/Structural_load" text:style-name="Internet_20_link" text:visited-style-name="Visited_20_Internet_20_Link"><text:span text:style-name="T10">load</text:span></text:a><text:span text:style-name="T10"> at which a slender </text:span><text:a xlink:type="simple" xlink:href="https://en.wikipedia.org/wiki/Column" text:style-name="Internet_20_link" text:visited-style-name="Visited_20_Internet_20_Link"><text:span text:style-name="T10">column</text:span></text:a><text:span text:style-name="T10"> will suddenly bend or </text:span><text:a xlink:type="simple" xlink:href="https://en.wikipedia.org/wiki/Buckling" text:style-name="Internet_20_link" text:visited-style-name="Visited_20_Internet_20_Link"><text:span text:style-name="T10">buckle</text:span></text:a><text:span text:style-name="T10">.</text:span></text:p>
      <text:p text:style-name="P1"/>
      <text:p text:style-name="P1">The column will remain straight for loads less than the critical load. The <text:span text:style-name="T6">critical load</text:span> is the greatest load that will not cause lateral deflection (buckling). For loads greater than the critical load, the column will deflect laterally.</text:p>
      <text:p text:style-name="P1"/>
      <text:p text:style-name="P1">Lagrangian coordinate <draw:frame draw:style-name="fr1" draw:name="Image1" text:anchor-type="as-char" svg:width="0.169cm" svg:height="0.275cm" draw:z-index="0"><draw:image xlink:href="Pictures/100000000000000F00000019DF769DA960B2BE17.png" xlink:type="simple" xlink:show="embed" xlink:actuate="onLoad" draw:mime-type="image/png"/><svg:title>$ \xi $</svg:title></draw:frame><text:s/>is the arclength along the beam's undeformed centreline.</text:p>
      <text:p text:style-name="P1"/>
      <text:p text:style-name="P1"><text:span text:style-name="T7">A</text:span>s α increases, two distinct protrusions gradually approach each other until they meet at a bifurcation point, causing the curve to split and generate a new independent closed loop. Subsequently, as α continues to increase, this new independent closed loop moves away from the previously connected cur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22:48:14.699559633</meta:creation-date>
    <dc:date>2024-11-05T21:07:29.918021153</dc:date>
    <meta:editing-duration>PT10H28M3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6" meta:word-count="169" meta:character-count="1094" meta:non-whitespace-character-count="930"/>
  </office:meta>
</office:document-meta>
</file>